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00000002062F0EB1D.jpg" manifest:media-type="image/jpeg"/>
  <manifest:file-entry manifest:full-path="Pictures/100002010000002000000020F7C9BA1F.png" manifest:media-type="image/png"/>
  <manifest:file-entry manifest:full-path="Pictures/100002010000002000000020D793DF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119cm" table:align="left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17.115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0.892cm" table:align="left"/>
    </style:style>
    <style:style style:name="Table2.A" style:family="table-column">
      <style:table-column-properties style:column-width="3.93cm"/>
    </style:style>
    <style:style style:name="Table2.B" style:family="table-column">
      <style:table-column-properties style:column-width="3.517cm"/>
    </style:style>
    <style:style style:name="Table2.C" style:family="table-column">
      <style:table-column-properties style:column-width="3.445cm"/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style:vertical-align="middle" fo:background-color="#e8e7e5" fo:padding="0cm" fo:border="none">
        <style:background-image/>
      </style:table-cell-properties>
    </style:style>
    <style:style style:name="Table3" style:family="table">
      <style:table-properties style:width="19.262cm" table:align="left"/>
    </style:style>
    <style:style style:name="Table3.A" style:family="table-column">
      <style:table-column-properties style:column-width="0.995cm"/>
    </style:style>
    <style:style style:name="Table3.B" style:family="table-column">
      <style:table-column-properties style:column-width="18.267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7.659cm" table:align="left"/>
    </style:style>
    <style:style style:name="Table4.A" style:family="table-column">
      <style:table-column-properties style:column-width="3.724cm"/>
    </style:style>
    <style:style style:name="Table4.B" style:family="table-column">
      <style:table-column-properties style:column-width="3.935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8.267cm" table:align="left"/>
    </style:style>
    <style:style style:name="Table5.A" style:family="table-column">
      <style:table-column-properties style:column-width="0.914cm"/>
    </style:style>
    <style:style style:name="Table5.B" style:family="table-column">
      <style:table-column-properties style:column-width="17.353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0.736cm" table:align="left"/>
    </style:style>
    <style:style style:name="Table6.A" style:family="table-column">
      <style:table-column-properties style:column-width="0.399cm"/>
    </style:style>
    <style:style style:name="Table6.B" style:family="table-column">
      <style:table-column-properties style:column-width="0.337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0.736cm" table:align="left" style:writing-mode="lr-tb"/>
    </style:style>
    <style:style style:name="Table7.A" style:family="table-column">
      <style:table-column-properties style:column-width="0.399cm"/>
    </style:style>
    <style:style style:name="Table7.B" style:family="table-column">
      <style:table-column-properties style:column-width="0.337cm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0.727cm" table:align="left" style:writing-mode="lr-tb"/>
    </style:style>
    <style:style style:name="Table8.A" style:family="table-column">
      <style:table-column-properties style:column-width="0.39cm"/>
    </style:style>
    <style:style style:name="Table8.B" style:family="table-column">
      <style:table-column-properties style:column-width="0.337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0.727cm" table:align="left" style:writing-mode="lr-tb"/>
    </style:style>
    <style:style style:name="Table9.A" style:family="table-column">
      <style:table-column-properties style:column-width="0.39cm"/>
    </style:style>
    <style:style style:name="Table9.B" style:family="table-column">
      <style:table-column-properties style:column-width="0.337cm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9.262cm" table:align="left"/>
    </style:style>
    <style:style style:name="Table10.A" style:family="table-column">
      <style:table-column-properties style:column-width="0.808cm"/>
    </style:style>
    <style:style style:name="Table10.B" style:family="table-column">
      <style:table-column-properties style:column-width="18.454cm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3.803cm" table:align="left"/>
    </style:style>
    <style:style style:name="Table11.A" style:family="table-column">
      <style:table-column-properties style:column-width="3.803cm"/>
    </style:style>
    <style:style style:name="Table1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2pt" style:font-size-asian="2pt" style:font-size-complex="2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dd4814" style:text-line-through-style="none" style:text-line-through-type="none" style:text-underline-style="none" style:text-blinking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widows="1" fo:text-indent="0cm" style:auto-text-indent="false"/>
      <style:text-properties fo:font-variant="normal" fo:text-transform="none" fo:color="#111111" style:font-name="Ubuntu" fo:font-size="9.75pt" fo:letter-spacing="normal" fo:font-style="normal" fo:font-weight="normal" style:font-name-asian="Ubuntu" style:font-size-asian="9.75pt" style:font-style-asian="normal" style:font-weight-asian="normal" style:font-name-complex="Ubuntu" style:font-size-complex="9.75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widows="1" fo:text-indent="0cm" style:auto-text-indent="false"/>
      <style:text-properties fo:font-variant="normal" fo:text-transform="none" fo:color="#111111" style:font-name="Ubuntu" fo:font-size="9.75pt" fo:letter-spacing="normal" fo:font-style="normal" fo:font-weight="normal" style:font-name-asian="Ubuntu" style:font-size-asian="9.75pt" style:font-style-asian="normal" style:font-weight-asian="normal" style:font-name-complex="Ubuntu" style:font-size-complex="9.75pt" style:font-style-complex="normal" style:font-weight-complex="normal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widows="1" fo:text-indent="0cm" style:auto-text-indent="false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777777" fo:font-size="9.75pt" fo:font-weight="normal" fo:padding="0cm" fo:border="non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848a91" fo:font-size="9pt" fo:padding="0cm" fo:border="non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888888" style:text-line-through-style="none" style:text-line-through-type="none" fo:font-size="9.75pt" style:text-underline-style="none" style:text-blinking="false" fo:padding="0cm" fo:border="none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888888" style:text-line-through-style="none" style:text-line-through-type="none" fo:font-size="9.75pt" style:text-underline-style="none" style:text-blinking="false" style:font-size-asian="9.75pt" style:font-size-complex="9.75pt" fo:padding="0cm" fo:border="none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999999" fo:font-size="9.75pt" fo:font-weight="normal" fo:padding="0cm" fo:border="none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style:line-height-at-least="0.423cm" fo:text-align="start" style:justify-single-word="false" fo:widows="1" fo:text-indent="0cm" style:auto-text-indent="false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30%" fo:text-indent="0cm" style:auto-text-indent="false" fo:padding="0cm" fo:border="none"/>
      <style:text-properties fo:font-size="11.25pt" fo:padding="0cm" fo:border="none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30%" fo:text-indent="0cm" style:auto-text-indent="false" fo:padding="0cm" fo:border="none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style:line-height-at-least="0.45cm" fo:text-align="start" style:justify-single-word="false" fo:text-indent="0cm" style:auto-text-indent="false" style:writing-mode="lr-tb"/>
      <style:text-properties fo:color="#848a91" fo:font-size="9.75pt" fo:padding="0cm" fo:border="none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30%" fo:text-indent="0cm" style:auto-text-indent="false" style:writing-mode="lr-tb"/>
    </style:style>
    <style:style style:name="P20" style:family="paragraph" style:parent-style-name="Table_20_Contents">
      <style:paragraph-properties fo:margin-left="0cm" fo:margin-right="0cm" fo:margin-top="0cm" fo:margin-bottom="0.053cm" style:contextual-spacing="false" fo:text-align="center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cm" fo:margin-bottom="0.265cm" style:contextual-spacing="false" fo:text-align="center" style:justify-single-word="false" fo:text-indent="0cm" style:auto-text-indent="false"/>
      <style:text-properties fo:font-size="9.75pt" fo:padding="0cm" fo:border="none"/>
    </style:style>
    <style:style style:name="P22" style:family="paragraph" style:parent-style-name="Table_20_Contents">
      <style:paragraph-properties fo:margin-left="0cm" fo:margin-right="0.053cm" fo:margin-top="0.053cm" fo:margin-bottom="0.053cm" style:contextual-spacing="false" fo:line-height="100%" fo:text-align="center" style:justify-single-word="false" fo:text-indent="0cm" style:auto-text-indent="false"/>
    </style:style>
    <style:style style:name="P23" style:family="paragraph" style:parent-style-name="Table_20_Contents">
      <style:paragraph-properties fo:margin-left="0.212cm" fo:margin-right="0cm" fo:margin-top="0cm" fo:margin-bottom="0cm" style:contextual-spacing="false" style:line-height-at-least="0.45cm" fo:text-align="start" style:justify-single-word="false" fo:text-indent="0cm" style:auto-text-indent="false"/>
    </style:style>
    <style:style style:name="P24" style:family="paragraph" style:parent-style-name="Table_20_Contents">
      <style:paragraph-properties fo:margin-top="0cm" fo:margin-bottom="0cm" style:contextual-spacing="false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line-height="130%" fo:text-indent="0cm" style:auto-text-indent="false" fo:background-color="#eeeeee" fo:padding="0cm" fo:border="none">
        <style:background-image/>
      </style:paragraph-properties>
    </style:style>
    <style:style style:name="P26" style:family="paragraph" style:parent-style-name="Preformatted_20_Text">
      <style:paragraph-properties fo:margin-top="0cm" fo:margin-bottom="0cm" style:contextual-spacing="false" fo:line-height="130%" fo:background-color="#eeeeee" fo:padding="0cm" fo:border="none">
        <style:background-image/>
      </style:paragraph-properties>
    </style:style>
    <style:style style:name="P27" style:family="paragraph" style:parent-style-name="Heading_20_2">
      <style:paragraph-properties fo:margin-left="0cm" fo:margin-right="0cm" fo:margin-top="0cm" fo:margin-bottom="0cm" style:contextual-spacing="false" fo:line-height="130%" fo:text-align="start" style:justify-single-word="false" fo:widows="1" fo:text-indent="0cm" style:auto-text-indent="false" fo:padding="0cm" fo:border="none"/>
      <style:text-properties fo:color="#444444" fo:font-size="13.5pt" fo:font-weight="normal" fo:padding="0cm" fo:border="none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fo:font-variant="normal" fo:text-transform="none" fo:color="#222222" style:text-line-through-style="none" style:text-line-through-type="none" style:font-name="Ubuntu" fo:font-size="16.5pt" fo:letter-spacing="normal" fo:font-style="normal" style:text-underline-style="none" fo:font-weight="normal" style:text-blinking="false" fo:padding="0cm" fo:border="none"/>
    </style:style>
    <style:style style:name="T3" style:family="text">
      <style:text-properties fo:color="#dd4814" style:text-line-through-style="none" style:text-line-through-type="none" fo:font-size="9.75pt" style:text-underline-style="none" style:text-blinking="false" fo:padding="0cm" fo:border="none"/>
    </style:style>
    <style:style style:name="T4" style:family="text">
      <style:text-properties fo:color="#dd4814" style:text-line-through-style="none" style:text-line-through-type="none" fo:font-size="9.75pt" style:text-underline-style="none" style:text-blinking="false" fo:background-color="#e8e7e5" loext:char-shading-value="0" fo:padding="0cm" fo:border="none"/>
    </style:style>
    <style:style style:name="T5" style:family="text">
      <style:text-properties fo:color="#dd4814" style:text-line-through-style="none" style:text-line-through-type="none" fo:font-size="9.75pt" style:text-underline-style="none" fo:font-weight="bold" style:text-blinking="false" fo:padding="0cm" fo:border="none"/>
    </style:style>
    <style:style style:name="T6" style:family="text">
      <style:text-properties fo:color="#dd4814" style:text-line-through-style="none" style:text-line-through-type="none" fo:font-size="1pt" style:text-underline-style="none" style:text-blinking="false"/>
    </style:style>
    <style:style style:name="T7" style:family="text">
      <style:text-properties fo:color="#dd4814" style:text-line-through-style="none" style:text-line-through-type="none" fo:font-size="1pt" style:text-underline-style="none" style:text-blinking="false" fo:padding="0cm" fo:border="none"/>
    </style:style>
    <style:style style:name="T8" style:family="text">
      <style:text-properties fo:color="#dd4814" style:text-line-through-style="none" style:text-line-through-type="none" fo:font-size="9pt" style:text-underline-style="none" style:text-blinking="false" fo:padding="0cm" fo:border="none"/>
    </style:style>
    <style:style style:name="T9" style:family="text">
      <style:text-properties fo:color="#777777" fo:font-size="15pt"/>
    </style:style>
    <style:style style:name="T10" style:family="text">
      <style:text-properties fo:color="#777777" fo:font-size="15pt" fo:padding="0cm" fo:border="none"/>
    </style:style>
    <style:style style:name="T11" style:family="text">
      <style:text-properties fo:color="#777777" fo:font-size="1pt"/>
    </style:style>
    <style:style style:name="T12" style:family="text">
      <style:text-properties fo:font-size="9.75pt" style:font-size-asian="9.75pt" style:font-size-complex="9.75pt"/>
    </style:style>
    <style:style style:name="T13" style:family="text">
      <style:text-properties fo:font-size="9.75pt" fo:padding="0cm" fo:border="none"/>
    </style:style>
    <style:style style:name="T14" style:family="text">
      <style:text-properties style:font-name="Consolas" fo:font-size="9.75pt" fo:background-color="#eeeeee" loext:char-shading-value="0" fo:padding="0cm" fo:border="none"/>
    </style:style>
    <style:style style:name="T15" style:family="text">
      <style:text-properties fo:background-color="#eeeeee" loext:char-shading-value="0" fo:padding="0cm" fo:border="none"/>
    </style:style>
    <style:style style:name="T16" style:family="text">
      <style:text-properties fo:color="#962d0c" style:text-line-through-style="none" style:text-line-through-type="none" fo:font-size="11.25pt" style:text-underline-style="none" style:text-blinking="false" fo:padding="0cm" fo:border="none"/>
    </style:style>
    <style:style style:name="T17" style:family="text">
      <style:text-properties fo:color="#962d0c" style:text-line-through-style="none" style:text-line-through-type="none" fo:font-size="9.75pt" style:text-underline-style="none" style:text-blinking="false" fo:padding="0cm" fo:border="none"/>
    </style:style>
    <style:style style:name="T18" style:family="text">
      <style:text-properties fo:font-size="11.25pt" fo:padding="0cm" fo:border="none"/>
    </style:style>
    <style:style style:name="T19" style:family="text">
      <style:text-properties fo:color="#5e5e5e" style:text-line-through-style="none" style:text-line-through-type="none" fo:font-size="8.25pt" style:text-underline-style="none" style:text-blinking="false" fo:background-color="#eeedeb" loext:char-shading-value="0" fo:padding="0.049cm" fo:border="0.06pt solid #000000"/>
    </style:style>
    <style:style style:name="T20" style:family="text">
      <style:text-properties fo:color="#888888" style:text-line-through-style="none" style:text-line-through-type="none" fo:font-size="9.75pt" style:text-underline-style="none" style:text-blinking="false" fo:padding="0cm" fo:border="none"/>
    </style:style>
    <style:style style:name="T21" style:family="text">
      <style:text-properties fo:font-size="9pt" fo:font-weight="bold"/>
    </style:style>
    <style:style style:name="T22" style:family="text">
      <style:text-properties fo:font-size="9pt" fo:font-weight="normal"/>
    </style:style>
    <style:style style:name="T23" style:family="text">
      <style:text-properties fo:color="#999999" style:text-line-through-style="none" style:text-line-through-type="none" fo:font-size="9.75pt" style:text-underline-style="none" style:text-blinking="false" fo:padding="0cm" fo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askubuntu.com/questions/483611/message-edpkg-was-interrupted-you-must-manually-run-sudo-dpkg-configure-a"><text:span text:style-name="T2">Message 'E:dpkg was interrupted, you must manually run 'sudo dpkg --configure -a' to correct the problem.'</text:span></text:a></text:h>
      <text:p text:style-name="Standard"><draw:frame draw:style-name="fr1" draw:name="mainbar" text:anchor-type="paragraph" svg:width="19.262cm" draw:z-index="0"><draw:text-box fo:min-height="0.041cm"><text:section text:style-name="Sect1" text:name="question"><text:p text:style-name="P2"/><text:section text:style-name="Sect1" text:name="adzerk1399592954"><text:p text:style-name="P2"/></text:section><table:table table:name="Table1" table:style-name="Table1"><table:table-column table:style-name="Table1.A"/><table:table-column table:style-name="Table1.B"/><table:table-row><table:table-cell table:style-name="Table1.A1" office:value-type="string"><text:p text:style-name="P20"><text:span text:style-name="T7">up vote</text:span><text:span text:style-name="T10">15</text:span><text:span text:style-name="T7">down vote</text:span><text:a xlink:type="simple" xlink:href="http://askubuntu.com/questions/483611/message-edpkg-was-interrupted-you-must-manually-run-sudo-dpkg-configure-a#">favorite</text:a></text:p><text:p text:style-name="P9">4</text:p></table:table-cell><table:table-cell table:style-name="Table1.A1" office:value-type="string"><text:p text:style-name="P16">Whenever I am trying to get the update I am getting the error at the last line:</text:p><text:p text:style-name="P25"><text:span text:style-name="Source_20_Text"><text:span text:style-name="T14">Ign http://in.archive.ubuntu.com trusty-updates/multiverse Translation-en_IN</text:span></text:span></text:p><text:p text:style-name="P26"><text:span text:style-name="Source_20_Text"><text:span text:style-name="T14">Ign http://in.archive.ubuntu.com trusty-updates/restricted Translation-en_IN</text:span></text:span></text:p><text:p text:style-name="P26"><text:span text:style-name="Source_20_Text"><text:span text:style-name="T14">Ign http://in.archive.ubuntu.com trusty-updates/universe Translation-en_IN</text:span></text:span></text:p><text:p text:style-name="P26"><text:span text:style-name="Source_20_Text"><text:span text:style-name="T14">Ign http://in.archive.ubuntu.com trusty-backports/main Translation-en_IN</text:span></text:span></text:p><text:p text:style-name="P26"><text:span text:style-name="Source_20_Text"><text:span text:style-name="T14">Ign http://in.archive.ubuntu.com trusty-backports/multiverse Translation-en_IN</text:span></text:span></text:p><text:p text:style-name="P26"><text:span text:style-name="Source_20_Text"><text:span text:style-name="T14">Ign http://in.archive.ubuntu.com trusty-backports/restricted Translation-en_IN</text:span></text:span></text:p><text:p text:style-name="P26"><text:span text:style-name="Source_20_Text"><text:span text:style-name="T14">Ign http://in.archive.ubuntu.com trusty-backports/universe Translation-en_IN</text:span></text:span></text:p><text:p text:style-name="P26"><text:span text:style-name="Source_20_Text"><text:span text:style-name="T14">E: dpkg was interrupted, you must manually run 'sudo dpkg --configure -a' to correct the problem.</text:span></text:span></text:p><text:p text:style-name="P16">And then according to the prompted error when I run:</text:p><text:p text:style-name="P25"><text:span text:style-name="Source_20_Text"><text:span text:style-name="T14">$ sudo dpkg --configure -a</text:span></text:span></text:p><text:p text:style-name="P26"><text:span text:style-name="Source_20_Text"><text:span text:style-name="T14">dpkg: error: parsing file '/var/lib/dpkg/updates/0009' near line 0:</text:span></text:span></text:p><text:p text:style-name="P26"><text:span text:style-name="Source_20_Text"><text:span text:style-name="T15"><text:s/></text:span></text:span><text:span text:style-name="Source_20_Text"><text:span text:style-name="T14">newline in field name `#padding'</text:span></text:span></text:p><text:p text:style-name="P16">What now? Can I get out of the error?</text:p><text:p text:style-name="P17"><text:span text:style-name="T18">I tried this </text:span><text:a xlink:type="simple" xlink:href="http://askubuntu.com/questions/55099/dpkg-error-parsing-file-var-lib-dpkg-available-near-line-0"><text:span text:style-name="T16">link</text:span></text:a><text:span text:style-name="T18">.</text:span></text:p><text:p text:style-name="P22"><text:a xlink:type="simple" xlink:href="http://askubuntu.com/questions/tagged/14.04"><text:span text:style-name="T19">14.04</text:span></text:a><text:span text:style-name="T13"> </text:span><text:a xlink:type="simple" xlink:href="http://askubuntu.com/questions/tagged/dpkg"><text:span text:style-name="T19">dpkg</text:span></text:a>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8"><text:bookmark text:name="link-post-483611"/><text:a xlink:type="simple" xlink:href="http://askubuntu.com/q/483611">share</text:a><text:a xlink:type="simple" xlink:href="http://askubuntu.com/posts/483611/edit">improve this question</text:a></text:p></table:table-cell><table:table-cell table:style-name="Table2.A1" office:value-type="string"><text:p text:style-name="P10"><text:a xlink:type="simple" xlink:href="http://askubuntu.com/posts/483611/revisions"><text:span text:style-name="T8">edited Mar 19 '15 at 19:18</text:span></text:a></text:p><text:p text:style-name="P23"><draw:frame draw:style-name="fr1" draw:name="Frame1" text:anchor-type="paragraph" svg:width="0.847cm" draw:z-index="1"><draw:text-box fo:min-height="0.847cm"><text:p text:style-name="P3"><draw:a xlink:type="simple" xlink:href="http://askubuntu.com/users/10883/peter-mortensen"><draw:frame draw:style-name="fr2" draw:name="Image1" text:anchor-type="as-char" svg:width="0.9cm" svg:height="0.9cm" draw:z-index="4"><draw:image xlink:href="Pictures/100002010000002000000020D793DF8A.png" xlink:type="simple" xlink:show="embed" xlink:actuate="onLoad"/></draw:frame></draw:a></text:p></draw:text-box></draw:frame><text:a xlink:type="simple" xlink:href="http://askubuntu.com/users/10883/peter-mortensen"><text:span text:style-name="T3">Peter Mortensen</text:span></text:a></text:p><text:p text:style-name="P18"><text:span text:style-name="T21">1,034</text:span><text:span text:style-name="T22">2813</text:span></text:p></table:table-cell><table:table-cell table:style-name="Table2.C1" office:value-type="string"><text:p text:style-name="P11">asked <text:span text:style-name="T1">Jun 15 '14 at 11:55</text:span></text:p><text:p text:style-name="P23"><draw:frame draw:style-name="fr1" draw:name="Frame2" text:anchor-type="paragraph" svg:width="0.847cm" draw:z-index="2"><draw:text-box fo:min-height="0.847cm"><text:p text:style-name="P3"><draw:a xlink:type="simple" xlink:href="http://askubuntu.com/users/284303/user284303"><draw:frame draw:style-name="fr2" draw:name="Image2" text:anchor-type="as-char" svg:width="0.9cm" svg:height="0.9cm" draw:z-index="5"><draw:image xlink:href="Pictures/100002010000002000000020F7C9BA1F.png" xlink:type="simple" xlink:show="embed" xlink:actuate="onLoad"/></draw:frame></draw:a></text:p></draw:text-box></draw:frame><text:a xlink:type="simple" xlink:href="http://askubuntu.com/users/284303/user284303"><text:span text:style-name="T3">user284303</text:span></text:a></text:p><text:p text:style-name="P18"><text:span text:style-name="T21">120</text:span><text:span text:style-name="T22">239</text:span></text:p></table:table-cell></table:table-row></table:table></table:table-cell></table:table-row><table:table-row><table:table-cell table:style-name="Table1.A1" office:value-type="string"><text:p text:style-name="P7"/></table:table-cell><table:table-cell table:style-name="Table1.A1" office:value-type="string"><text:section text:style-name="Sect1" text:name="comments-link-483611"><text:p text:style-name="P12">add a comment</text:p></text:section></table:table-cell></table:table-row></table:table></text:section><text:section text:style-name="Sect1" text:name="answers"><text:p text:style-name="P4"><text:bookmark text:name="tab-top"/></text:p><text:section text:style-name="Sect1" text:name="answers-header"><text:h text:style-name="P27" text:outline-level="2">2 Answers</text:h><text:section text:style-name="Sect1" text:name="tabs"><text:p text:style-name="P6"><text:a xlink:type="simple" xlink:href="http://askubuntu.com/questions/483611/message-edpkg-was-interrupted-you-must-manually-run-sudo-dpkg-configure-a?answertab=active#tab-top">active</text:a><text:a xlink:type="simple" xlink:href="http://askubuntu.com/questions/483611/message-edpkg-was-interrupted-you-must-manually-run-sudo-dpkg-configure-a?answertab=oldest#tab-top">oldest</text:a><text:a xlink:type="simple" xlink:href="http://askubuntu.com/questions/483611/message-edpkg-was-interrupted-you-must-manually-run-sudo-dpkg-configure-a?answertab=votes#tab-top"><text:span text:style-name="T5">votes</text:span></text:a></text:p></text:section></text:section><text:section text:style-name="Sect1" text:name="answer-483614"><table:table table:name="Table3" table:style-name="Table3"><table:table-column table:style-name="Table3.A"/><table:table-column table:style-name="Table3.B"/><table:table-row><table:table-cell table:style-name="Table3.A1" office:value-type="string"><text:p text:style-name="P21"><text:span text:style-name="T6">up vote</text:span><text:span text:style-name="T9">32</text:span><text:span text:style-name="T6">down vote</text:span><text:span text:style-name="T11">accepted</text:span></text:p></table:table-cell><table:table-cell table:style-name="Table3.A1" office:value-type="string"><text:p text:style-name="P17"><text:span text:style-name="T18">You referred a wrong link. Try the below commands on terminal to remove all the files inside </text:span><text:span text:style-name="Source_20_Text"><text:span text:style-name="T14">/var/lib/dpkg/updates</text:span></text:span><text:span text:style-name="T18"> directory ,</text:span></text:p><text:p text:style-name="P25"><text:span text:style-name="Source_20_Text"><text:span text:style-name="T14">cd /var/lib/dpkg/updates</text:span></text:span></text:p><text:p text:style-name="P26"><text:span text:style-name="Source_20_Text"><text:span text:style-name="T14">sudo rm *</text:span></text:span></text:p><text:p text:style-name="P16">And then run the below command to get newer ones,</text:p><text:p text:style-name="P25"><text:span text:style-name="Source_20_Text"><text:span text:style-name="T14">sudo apt-get update</text:span></text:span></text:p><table:table table:name="Table4" table:style-name="Table4"><table:table-column table:style-name="Table4.A"/><table:table-column table:style-name="Table4.B"/><table:table-row><table:table-cell table:style-name="Table4.A1" office:value-type="string"><text:p text:style-name="P8"><text:bookmark text:name="link-post-483614"/><text:a xlink:type="simple" xlink:href="http://askubuntu.com/a/483614">share</text:a><text:a xlink:type="simple" xlink:href="http://askubuntu.com/posts/483614/edit">improve this answer</text:a></text:p></table:table-cell><table:table-cell table:style-name="Table4.A1" office:value-type="string"><text:p text:style-name="P11">answered <text:span text:style-name="T1">Jun 15 '14 at 12:05</text:span></text:p><text:p text:style-name="P23"><draw:frame draw:style-name="fr1" draw:name="Frame3" text:anchor-type="paragraph" svg:width="0.847cm" draw:z-index="3"><draw:text-box fo:min-height="0.847cm"><text:p text:style-name="P3"><draw:a xlink:type="simple" xlink:href="http://askubuntu.com/users/202806/avinash-raj"><draw:frame draw:style-name="fr2" draw:name="Image3" text:anchor-type="as-char" svg:width="0.9cm" svg:height="0.9cm" draw:z-index="6"><draw:image xlink:href="Pictures/10000000000000200000002062F0EB1D.jpg" xlink:type="simple" xlink:show="embed" xlink:actuate="onLoad"/></draw:frame></draw:a></text:p></draw:text-box></draw:frame><text:a xlink:type="simple" xlink:href="http://askubuntu.com/users/202806/avinash-raj"><text:span text:style-name="T3">Avinash Raj</text:span></text:a></text:p><text:p text:style-name="P18"><text:span text:style-name="T21">32.7k</text:span><text:span text:style-name="T22">23103147</text:span></text:p></table:table-cell></table:table-row></table:table></table:table-cell></table:table-row><table:table-row><table:table-cell table:style-name="Table3.A1" office:value-type="string"><text:p text:style-name="P7"/></table:table-cell><table:table-cell table:style-name="Table3.A1" office:value-type="string"><text:section text:style-name="Sect1" text:name="comments-483614"><text:p text:style-name="P1"><text:bookmark text:name="comment-644235"/></text:p><table:table table:name="Table5" table:style-name="Table5"><table:table-column table:style-name="Table5.A"/><table:table-column table:style-name="Table5.B"/><table:table-row><table:table-cell table:style-name="Table5.A1" office:value-type="string"><table:table table:name="Table6" table:style-name="Table6"><table:table-column table:style-name="Table6.A"/><table:table-column table:style-name="Table6.B"/><table:table-row><table:table-cell table:style-name="Table6.A1" office:value-type="string"><text:p text:style-name="P14">1</text:p></table:table-cell><table:table-cell table:style-name="Table6.A1" office:value-type="string"><text:p text:style-name="P24"> </text:p></table:table-cell></table:table-row></table:table><text:p text:style-name="P7"/></table:table-cell><table:table-cell table:style-name="Table5.A1" office:value-type="string"><text:p text:style-name="P19"><text:span text:style-name="T13">it works fine for me . – </text:span><text:a xlink:type="simple" xlink:href="http://askubuntu.com/users/284303/user284303"><text:span text:style-name="T4">user284303</text:span></text:a><text:span text:style-name="T13"> </text:span><text:a xlink:type="simple" xlink:href="http://askubuntu.com/questions/483611/message-edpkg-was-interrupted-you-must-manually-run-sudo-dpkg-configure-a#comment644235_483614"><text:span text:style-name="T17">Jun 15 '14 at 13:33</text:span></text:a><text:bookmark text:name="comment-812821"/></text:p><table:table table:name="Table7" table:style-name="Table7"><table:table-column table:style-name="Table7.A"/><table:table-column table:style-name="Table7.B"/><table:table-row><table:table-cell table:style-name="Table7.A1" office:value-type="string"><text:p text:style-name="P14">2</text:p></table:table-cell><table:table-cell table:style-name="Table7.A1" office:value-type="string"><text:p text:style-name="P24"> </text:p></table:table-cell></table:table-row></table:table><text:p text:style-name="Table_20_Contents"/></table:table-cell></table:table-row><table:table-row><table:table-cell table:style-name="Table5.A1" office:value-type="string"><text:p text:style-name="P7"/></table:table-cell><table:table-cell table:style-name="Table5.A1" office:value-type="string"><text:p text:style-name="P19"><text:span text:style-name="T13">This worked for me on Raspbmc/Raspbian as well. However, I'm curious - is this a safe solution? – </text:span><text:a xlink:type="simple" xlink:href="http://askubuntu.com/users/31058/aalaap"><text:span text:style-name="T3">aalaap</text:span></text:a><text:span text:style-name="T13"> </text:span><text:a xlink:type="simple" xlink:href="http://askubuntu.com/questions/483611/message-edpkg-was-interrupted-you-must-manually-run-sudo-dpkg-configure-a#comment812821_483614"><text:span text:style-name="T17">Feb 17 '15 at 8:06</text:span></text:a><text:bookmark text:name="comment-1060000"/></text:p><table:table table:name="Table8" table:style-name="Table8"><table:table-column table:style-name="Table8.A"/><table:table-column table:style-name="Table8.B"/><table:table-row><table:table-cell table:style-name="Table8.A1" office:value-type="string"><text:p text:style-name="P8">  </text:p></table:table-cell><table:table-cell table:style-name="Table8.A1" office:value-type="string"><text:p text:style-name="P24"> </text:p></table:table-cell></table:table-row></table:table><text:p text:style-name="Table_20_Contents"/></table:table-cell></table:table-row><table:table-row><table:table-cell table:style-name="Table5.A1" office:value-type="string"><text:p text:style-name="P7"/></table:table-cell><table:table-cell table:style-name="Table5.A1" office:value-type="string"><text:p text:style-name="P19"><text:span text:style-name="T13">this worked for me on Ubuntu 12.04.5 LTS – </text:span><text:a xlink:type="simple" xlink:href="http://askubuntu.com/users/371118/chicks"><text:span text:style-name="T3">chicks</text:span></text:a><text:span text:style-name="T13"> </text:span><text:a xlink:type="simple" xlink:href="http://askubuntu.com/questions/483611/message-edpkg-was-interrupted-you-must-manually-run-sudo-dpkg-configure-a#comment1060000_483614"><text:span text:style-name="T17">Jan 6 at 21:43</text:span></text:a><text:bookmark text:name="comment-1069978"/></text:p><table:table table:name="Table9" table:style-name="Table9"><table:table-column table:style-name="Table9.A"/><table:table-column table:style-name="Table9.B"/><table:table-row><table:table-cell table:style-name="Table9.A1" office:value-type="string"><text:p text:style-name="P8">  </text:p></table:table-cell><table:table-cell table:style-name="Table9.A1" office:value-type="string"><text:p text:style-name="P24"> </text:p></table:table-cell></table:table-row></table:table><text:p text:style-name="Table_20_Contents"/></table:table-cell></table:table-row><table:table-row><table:table-cell table:style-name="Table5.A1" office:value-type="string"><text:p text:style-name="P7"/></table:table-cell><table:table-cell table:style-name="Table5.A1" office:value-type="string"><text:p text:style-name="P19"><text:span text:style-name="T13">Still works in 2016 for ubuntu-15.04(-based Zorin OS 10)! – </text:span><text:a xlink:type="simple" xlink:href="http://askubuntu.com/users/480193/thisnamebetterbeavailable"><text:span text:style-name="T3">ThisNameBetterBeAvailable</text:span></text:a><text:span text:style-name="T13"> </text:span><text:a xlink:type="simple" xlink:href="http://askubuntu.com/questions/483611/message-edpkg-was-interrupted-you-must-manually-run-sudo-dpkg-configure-a#comment1069978_483614"><text:span text:style-name="T17">Jan 20 at 14:00</text:span></text:a></text:p></table:table-cell></table:table-row></table:table></text:section><text:section text:style-name="Sect1" text:name="comments-link-483614"><text:p text:style-name="P13">add a comment</text:p></text:section></table:table-cell></table:table-row></table:table></text:section><text:section text:style-name="Sect1" text:name="adzerk1358057658"><text:p text:style-name="P5"/></text:section><text:section text:style-name="Sect1" text:name="answer-499745"><table:table table:name="Table10" table:style-name="Table10"><table:table-column table:style-name="Table10.A"/><table:table-column table:style-name="Table10.B"/><table:table-row><table:table-cell table:style-name="Table10.A1" office:value-type="string"><text:p text:style-name="P21"><text:span text:style-name="T6">up vote</text:span><text:span text:style-name="T9">-1</text:span><text:span text:style-name="T6">down vote</text:span></text:p></table:table-cell><table:table-cell table:style-name="Table10.A1" office:value-type="string"><text:p text:style-name="P16">It works for me! I was trying to install the wireless driver when this error came. Had to delete the files and also the lock files.</text:p><text:p text:style-name="P25"><text:span text:style-name="Source_20_Text"><text:span text:style-name="T14">sudo rm /var/lib/apt/lists/lock</text:span></text:span></text:p><text:p text:style-name="P26"><text:span text:style-name="Source_20_Text"><text:span text:style-name="T14">sudo rm /var/cache/apt/archives/lock</text:span></text:span></text:p><text:p text:style-name="P26"><text:span text:style-name="Source_20_Text"><text:span text:style-name="T14">cd /var/lib/dpkg/updates</text:span></text:span></text:p><text:p text:style-name="P26"><text:span text:style-name="Source_20_Text"><text:span text:style-name="T14">sudo rm *</text:span></text:span></text:p><text:p text:style-name="P26"><text:span text:style-name="Source_20_Text"><text:span text:style-name="T14">sudo apt-get update</text:span></text:span></text:p><text:p text:style-name="P17"><text:span text:style-name="T18">and then you can run your </text:span><text:span text:style-name="Source_20_Text"><text:span text:style-name="T14">apt-get install</text:span></text:span><text:span text:style-name="T18"> to whatever package you want to install</text:span></text:p><table:table table:name="Table11" table:style-name="Table11"><table:table-column table:style-name="Table11.A"/><table:table-row><table:table-cell table:style-name="Table11.A1" office:value-type="string"><text:p text:style-name="P15"><text:bookmark text:name="link-post-499745"/><text:a xlink:type="simple" xlink:href="http://askubuntu.com/a/499745">share</text:a><text:a xlink:type="simple" xlink:href="http://askubuntu.com/posts/499745/edit">improve this answer</text:a></text:p></table:table-cell></table:table-row></table:table></table:table-cell></table:table-row></table:table></text:section></text:section></draw:text-box></draw:frame><text:soft-page-break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6:09:55.516760445</meta:creation-date>
    <dc:date>2016-04-20T16:10:42.644881328</dc:date>
    <meta:editing-duration>P0D</meta:editing-duration>
    <meta:editing-cycles>1</meta:editing-cycles>
    <meta:document-statistic meta:table-count="11" meta:image-count="3" meta:object-count="0" meta:page-count="3" meta:paragraph-count="64" meta:word-count="334" meta:character-count="2306" meta:non-whitespace-character-count="2017"/>
    <meta:generator>LibreOffice/4.2.8.2$Linux_X86_64 LibreOffice_project/420m0$Build-2</meta:generator>
  </office:meta>
</office:document-meta>
</file>